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1.6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7.1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all_austrian_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s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um_ipv6s</text:p>
          </table:table-cell>
          <table:table-cell table:style-name="ce1" office:value-type="string" calcext:value-type="string">
            <text:p>category</text:p>
          </table:table-cell>
          <table:table-cell table:style-name="ce2" office:value-type="string" calcext:value-type="string">
            <text:p>comment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ll AS from AT - TUNET-AS - Technische Universitat Wien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ci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ll AS from AT - ACOnet_Services - ACONET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sci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All AS from AT - JKU-LINZ-AS - University Linz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All AS from AT - NEXTLAYER-AS - Next Layer Telekommunikationsdienstleistungs- und Beratungs GmbH, AT</text:p>
          </table:table-cell>
          <table:table-cell office:value-type="float" office:value="244813332480" calcext:value-type="float">
            <text:p>244813332480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exclude our own 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All AS from AT - ACOnet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maybe filter out some memb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All AS from AT - RCODEZERO-ANYCAST-SEC1-TLD - ipcom GmbH, AT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services for TLD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All AS from AT - IIASA-NET - International Institute for Applied Systems Analysis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international research institu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All AS from AT - MUWNET - MUWNET Autonomous System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edun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All AS from AT - DREI-S-AS - 3-S-IT Dienstleistunge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labour union IT provid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All AS from AT - PROFINET-AT - eww ag, AT</text:p>
          </table:table-cell>
          <table:table-cell office:value-type="float" office:value="8590065664" calcext:value-type="float">
            <text:p>8590065664</text:p>
          </table:table-cell>
          <table:table-cell office:value-type="string" calcext:value-type="string">
            <text:p>power grid</text:p>
          </table:table-cell>
          <table:table-cell office:value-type="string" calcext:value-type="string">
            <text:p>energie Wels, but also doing other thing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All AS from AT - RUSSMEDIA-IT - Russmedia IT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ewspap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All AS from AT - AS5403 - APA-IT Informations Technologie G.m.b.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P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All AS from AT - conova-as - conova communicatio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T op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All AS from AT - MAGWIEN - Magistrat der Stadt Wien, Magistratsabteilung 01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All AS from AT - NET4YOU-AS - Net4You Internet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883" calcext:value-type="float">
            <text:p>6883</text:p>
          </table:table-cell>
          <table:table-cell office:value-type="string" calcext:value-type="string">
            <text:p>All AS from AT - Parlamentsdirektion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All AS from AT - VIDEOBROADCAST-AS - Video-Broadcast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339" calcext:value-type="float">
            <text:p>8339</text:p>
          </table:table-cell>
          <table:table-cell office:value-type="string" calcext:value-type="string">
            <text:p>All AS from AT - KABSI-AS - kabelplus GmbH, AT</text:p>
          </table:table-cell>
          <table:table-cell office:value-type="float" office:value="21474902016" calcext:value-type="float">
            <text:p>21474902016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387" calcext:value-type="float">
            <text:p>8387</text:p>
          </table:table-cell>
          <table:table-cell office:value-type="string" calcext:value-type="string">
            <text:p>All AS from AT - T-SYSTEMS-AT - Deutsche Telekom Global Business Solutions GmbH, AT</text:p>
          </table:table-cell>
          <table:table-cell office:value-type="float" office:value="38654771200" calcext:value-type="float">
            <text:p>38654771200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412" calcext:value-type="float">
            <text:p>8412</text:p>
          </table:table-cell>
          <table:table-cell office:value-type="string" calcext:value-type="string">
            <text:p>All AS from AT - TMA - T-Mobile Austria GmbH, AT</text:p>
          </table:table-cell>
          <table:table-cell office:value-type="float" office:value="94489280512" calcext:value-type="float">
            <text:p>94489280512</text:p>
          </table:table-cell>
          <table:table-cell office:value-type="string" calcext:value-type="string">
            <text:p>big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All AS from AT - UTA-AS - Hutchison Drei Austria GmbH, AT</text:p>
          </table:table-cell>
          <table:table-cell office:value-type="float" office:value="12884901888" calcext:value-type="float">
            <text:p>12884901888</text:p>
          </table:table-cell>
          <table:table-cell office:value-type="string" calcext:value-type="string">
            <text:p>big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445" calcext:value-type="float">
            <text:p>8445</text:p>
          </table:table-cell>
          <table:table-cell office:value-type="string" calcext:value-type="string">
            <text:p>All AS from AT - SALZBURG-AG-AS - SALZBURG AG fur Energie, Verkehr und Telekommunikation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All AS from AT - A1TELEKOM-AT - A1 Telekom Austria AG, AT</text:p>
          </table:table-cell>
          <table:table-cell office:value-type="float" office:value="137439412224" calcext:value-type="float">
            <text:p>137439412224</text:p>
          </table:table-cell>
          <table:table-cell office:value-type="string" calcext:value-type="string">
            <text:p>big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540" calcext:value-type="float">
            <text:p>8540</text:p>
          </table:table-cell>
          <table:table-cell office:value-type="string" calcext:value-type="string">
            <text:p>All AS from AT - AMANET-AS - AMA netwoRX GmbH, AT</text:p>
          </table:table-cell>
          <table:table-cell office:value-type="float" office:value="103079215104" calcext:value-type="float">
            <text:p>103079215104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seems to be telco/hoster but no info online ?! <text:s/>company address is a normal hou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All AS from AT - LICPLUS-AS - A1 Telekom Austria AG, AT</text:p>
          </table:table-cell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big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596" calcext:value-type="float">
            <text:p>8596</text:p>
          </table:table-cell>
          <table:table-cell office:value-type="string" calcext:value-type="string">
            <text:p>All AS from AT - HOTZE-AS - hotze.co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666" calcext:value-type="float">
            <text:p>8666</text:p>
          </table:table-cell>
          <table:table-cell office:value-type="string" calcext:value-type="string">
            <text:p>All AS from AT - FIBERLINK-AS - FiberLink GmbH, AT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692" calcext:value-type="float">
            <text:p>8692</text:p>
          </table:table-cell>
          <table:table-cell office:value-type="string" calcext:value-type="string">
            <text:p>All AS from AT - BRZ - Bundesrechenzentru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All AS from AT - AMARISTECH - Amaris Technologi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9023" calcext:value-type="float">
            <text:p>9023</text:p>
          </table:table-cell>
          <table:table-cell office:value-type="string" calcext:value-type="string">
            <text:p>All AS from AT - LOTTERIEN-AS - Oesterreichische Lotterien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401" calcext:value-type="float">
            <text:p>12401</text:p>
          </table:table-cell>
          <table:table-cell office:value-type="string" calcext:value-type="string">
            <text:p>All AS from AT - INTERNIC-AS12401 - internic Datenkommunikatio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mainly domains ?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453" calcext:value-type="float">
            <text:p>12453</text:p>
          </table:table-cell>
          <table:table-cell office:value-type="string" calcext:value-type="string">
            <text:p>All AS from AT - KRAFTCOM-AS - KraftCom Servic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577" calcext:value-type="float">
            <text:p>12577</text:p>
          </table:table-cell>
          <table:table-cell office:value-type="string" calcext:value-type="string">
            <text:p>All AS from AT - MMC-AT-AS - mmc kommunikationstechnologi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605" calcext:value-type="float">
            <text:p>12605</text:p>
          </table:table-cell>
          <table:table-cell office:value-type="string" calcext:value-type="string">
            <text:p>All AS from AT - LIWEST-AT - LIWEST Kabelmedie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635" calcext:value-type="float">
            <text:p>12635</text:p>
          </table:table-cell>
          <table:table-cell office:value-type="string" calcext:value-type="string">
            <text:p>All AS from AT - AS12635 - Hutchison Drei Austria GmbH, AT</text:p>
          </table:table-cell>
          <table:table-cell office:value-type="float" office:value="21474836480" calcext:value-type="float">
            <text:p>21474836480</text:p>
          </table:table-cell>
          <table:table-cell office:value-type="string" calcext:value-type="string">
            <text:p>big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All AS from AT - VTG-AT - Vorarlberger Informatik- und Telekommunikationsdienstleistungsgesellschaft 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asically aconet for vorarlber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895" calcext:value-type="float">
            <text:p>12895</text:p>
          </table:table-cell>
          <table:table-cell office:value-type="string" calcext:value-type="string">
            <text:p>All AS from AT - IT-AUSTRIA - Erste Digita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All AS from AT - CARDCOMPLETE-AS - card complete Service Bank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991" calcext:value-type="float">
            <text:p>12991</text:p>
          </table:table-cell>
          <table:table-cell office:value-type="string" calcext:value-type="string">
            <text:p>All AS from AT - Land-OOE - Amt der Ooe. Landesregierung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All AS from AT - BETANDWIN-AS - Entain Services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online bett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3042" calcext:value-type="float">
            <text:p>13042</text:p>
          </table:table-cell>
          <table:table-cell office:value-type="string" calcext:value-type="string">
            <text:p>All AS from AT - ASN-OENB-AT - Oesterreichische Nationalbank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anking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3105" calcext:value-type="float">
            <text:p>13105</text:p>
          </table:table-cell>
          <table:table-cell office:value-type="string" calcext:value-type="string">
            <text:p>All AS from AT - LUKOIL-INFORM-AS - LUKOIL Technology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international oil group; russia don’t touc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5498" calcext:value-type="float">
            <text:p>15498</text:p>
          </table:table-cell>
          <table:table-cell office:value-type="string" calcext:value-type="string">
            <text:p>All AS from AT - RTCnow - RTCnow Streaming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vestreams for events et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5733" calcext:value-type="float">
            <text:p>15733</text:p>
          </table:table-cell>
          <table:table-cell office:value-type="string" calcext:value-type="string">
            <text:p>All AS from AT - ZUMTOBEL-AS - Zumtobel Group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lighting produc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6099" calcext:value-type="float">
            <text:p>16099</text:p>
          </table:table-cell>
          <table:table-cell office:value-type="string" calcext:value-type="string">
            <text:p>All AS from AT - SOZVERS-NET - Hauptverband der oesterreichischen Sozialversicherungstraeg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13" calcext:value-type="float">
            <text:p>21013</text:p>
          </table:table-cell>
          <table:table-cell office:value-type="string" calcext:value-type="string">
            <text:p>All AS from AT - ITANDTEL-AS - eww ag, AT</text:p>
          </table:table-cell>
          <table:table-cell office:value-type="float" office:value="38654771200" calcext:value-type="float">
            <text:p>38654771200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eww → hosting subsidia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79" calcext:value-type="float">
            <text:p>21079</text:p>
          </table:table-cell>
          <table:table-cell office:value-type="string" calcext:value-type="string">
            <text:p>All AS from AT - OEKB-AS - Oesterreichische Kontrollbank Aktiengesellschaft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360" calcext:value-type="float">
            <text:p>21360</text:p>
          </table:table-cell>
          <table:table-cell office:value-type="string" calcext:value-type="string">
            <text:p>All AS from AT - Empirion - Empirion Telekommunikations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website looks from 2001; dsl &amp; webhost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406" calcext:value-type="float">
            <text:p>21406</text:p>
          </table:table-cell>
          <table:table-cell office:value-type="string" calcext:value-type="string">
            <text:p>All AS from AT - SWAROVSKI-AS - D. Swarovski KG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iamonds gu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708" calcext:value-type="float">
            <text:p>24708</text:p>
          </table:table-cell>
          <table:table-cell office:value-type="string" calcext:value-type="string">
            <text:p>All AS from AT - GRZ-AT - GRZ IT Center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osting for a ban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824" calcext:value-type="float">
            <text:p>24824</text:p>
          </table:table-cell>
          <table:table-cell office:value-type="string" calcext:value-type="string">
            <text:p>All AS from AT - WEISS-ASN - Gebrueder-Weiss GmbH, AT</text:p>
          </table:table-cell>
          <table:table-cell office:value-type="float" office:value="4294967296" calcext:value-type="float">
            <text:p>4294967296</text:p>
          </table:table-cell>
          <table:table-cell table:number-columns-repeated="2" office:value-type="string" calcext:value-type="string">
            <text:p>transport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864" calcext:value-type="float">
            <text:p>24864</text:p>
          </table:table-cell>
          <table:table-cell office:value-type="string" calcext:value-type="string">
            <text:p>All AS from AT - R-IT-AS - Raiffeisen Informatik GmbH &amp; Co K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953" calcext:value-type="float">
            <text:p>24953</text:p>
          </table:table-cell>
          <table:table-cell office:value-type="string" calcext:value-type="string">
            <text:p>All AS from AT - ASN-NETPLANET - NETPLANET GmbH, AT</text:p>
          </table:table-cell>
          <table:table-cell office:value-type="float" office:value="47244640256" calcext:value-type="float">
            <text:p>47244640256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992" calcext:value-type="float">
            <text:p>24992</text:p>
          </table:table-cell>
          <table:table-cell office:value-type="string" calcext:value-type="string">
            <text:p>All AS from AT - DIC-AS - DIC - Online Wolf &amp; Co. K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5126" calcext:value-type="float">
            <text:p>25126</text:p>
          </table:table-cell>
          <table:table-cell office:value-type="string" calcext:value-type="string">
            <text:p>All AS from AT - TIWAG-GROUP-NET-AS - TIWAG-Tiroler Wasserkraft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owerr gri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5255" calcext:value-type="float">
            <text:p>25255</text:p>
          </table:table-cell>
          <table:table-cell office:value-type="string" calcext:value-type="string">
            <text:p>All AS from AT - H3G-Austria-AS - Hutchison Drei Austria GmbH, AT</text:p>
          </table:table-cell>
          <table:table-cell office:value-type="float" office:value="68719476736" calcext:value-type="float">
            <text:p>68719476736</text:p>
          </table:table-cell>
          <table:table-cell office:value-type="string" calcext:value-type="string">
            <text:p>big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5447" calcext:value-type="float">
            <text:p>25447</text:p>
          </table:table-cell>
          <table:table-cell office:value-type="string" calcext:value-type="string">
            <text:p>All AS from AT - JM-DATA - JM-DATA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5522" calcext:value-type="float">
            <text:p>25522</text:p>
          </table:table-cell>
          <table:table-cell office:value-type="string" calcext:value-type="string">
            <text:p>All AS from AT - TRAVELPORT-AUSTRIA-AS - Travelport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rvice für resiebüro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All AS from AT - DOMAINTECHNIK - Ledl.net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webhos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8760" calcext:value-type="float">
            <text:p>28760</text:p>
          </table:table-cell>
          <table:table-cell office:value-type="string" calcext:value-type="string">
            <text:p>All AS from AT - INFOTECH-AT-AS - Infotech EDV-System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telco &amp; mp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8771" calcext:value-type="float">
            <text:p>28771</text:p>
          </table:table-cell>
          <table:table-cell office:value-type="string" calcext:value-type="string">
            <text:p>All AS from AT - VIE-AS - Flughafen Wien Aktiengesellschaft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close to critical but a lot of addresses</text:p>
          </table:table-cell>
          <table:table-cell table:number-columns-repeated="16378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8839" calcext:value-type="float">
            <text:p>28839</text:p>
          </table:table-cell>
          <table:table-cell office:value-type="string" calcext:value-type="string">
            <text:p>All AS from AT - ASN-UNOV - United Nations Office at Vienna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8848" calcext:value-type="float">
            <text:p>28848</text:p>
          </table:table-cell>
          <table:table-cell office:value-type="string" calcext:value-type="string">
            <text:p>All AS from AT - UNIDO-AS - United Nations Industrial Development Organization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U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8857" calcext:value-type="float">
            <text:p>28857</text:p>
          </table:table-cell>
          <table:table-cell office:value-type="string" calcext:value-type="string">
            <text:p>All AS from AT - CSC-AS - DXC Technology Austria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„end to end it guys“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8919" calcext:value-type="float">
            <text:p>28919</text:p>
          </table:table-cell>
          <table:table-cell office:value-type="string" calcext:value-type="string">
            <text:p>All AS from AT - STWKUFSTEIN-AS - Stadtwerke Kufstein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9056" calcext:value-type="float">
            <text:p>29056</text:p>
          </table:table-cell>
          <table:table-cell office:value-type="string" calcext:value-type="string">
            <text:p>All AS from AT - GSTW-AS - Citycom Telekommunikatio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not to be confused with citynet (Hall iT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9081" calcext:value-type="float">
            <text:p>29081</text:p>
          </table:table-cell>
          <table:table-cell office:value-type="string" calcext:value-type="string">
            <text:p>All AS from AT - WVNET-AT-AS - WVNET Information und Kommunikation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9287" calcext:value-type="float">
            <text:p>29287</text:p>
          </table:table-cell>
          <table:table-cell office:value-type="string" calcext:value-type="string">
            <text:p>All AS from AT - AT-WZN-AS - Wien Energie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ower grid … but might just be all Wien IT ?</text:p>
          </table:table-cell>
          <table:table-cell table:number-columns-repeated="16378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9330" calcext:value-type="float">
            <text:p>29330</text:p>
          </table:table-cell>
          <table:table-cell office:value-type="string" calcext:value-type="string">
            <text:p>All AS from AT - ISP-NETWORK - Next Layer Telekommunikationsdienstleistungs- und Beratungs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our own 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9545" calcext:value-type="float">
            <text:p>29545</text:p>
          </table:table-cell>
          <table:table-cell office:value-type="string" calcext:value-type="string">
            <text:p>All AS from AT - IPLACE - iPlace Internet &amp; Network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9560" calcext:value-type="float">
            <text:p>29560</text:p>
          </table:table-cell>
          <table:table-cell office:value-type="string" calcext:value-type="string">
            <text:p>All AS from AT - ILL-AS - Industrie-Logistik-Linz GmbH, AT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transporta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0971" calcext:value-type="float">
            <text:p>30971</text:p>
          </table:table-cell>
          <table:table-cell office:value-type="string" calcext:value-type="string">
            <text:p>All AS from AT - NICAT-CORE-AS - nic.at GmbH, AT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domain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152" calcext:value-type="float">
            <text:p>31152</text:p>
          </table:table-cell>
          <table:table-cell office:value-type="string" calcext:value-type="string">
            <text:p>All AS from AT - ENGEL-AS - Engel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spritzgu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382" calcext:value-type="float">
            <text:p>31382</text:p>
          </table:table-cell>
          <table:table-cell office:value-type="string" calcext:value-type="string">
            <text:p>All AS from AT - KAPSCH-AS - K-Businesscom AG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473" calcext:value-type="float">
            <text:p>31473</text:p>
          </table:table-cell>
          <table:table-cell office:value-type="string" calcext:value-type="string">
            <text:p>All AS from AT - BEARINGPOINT-MANAGED-AS - BearingPoint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510" calcext:value-type="float">
            <text:p>31510</text:p>
          </table:table-cell>
          <table:table-cell office:value-type="string" calcext:value-type="string">
            <text:p>All AS from AT - IKB-AS - Innsbrucker Kommunalbetriebe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543" calcext:value-type="float">
            <text:p>31543</text:p>
          </table:table-cell>
          <table:table-cell office:value-type="string" calcext:value-type="string">
            <text:p>All AS from AT - MYNET-AS - myNet GmbH, AT</text:p>
          </table:table-cell>
          <table:table-cell office:value-type="float" office:value="111669149696" calcext:value-type="float">
            <text:p>1116691496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tirol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183" calcext:value-type="float">
            <text:p>34183</text:p>
          </table:table-cell>
          <table:table-cell office:value-type="string" calcext:value-type="string">
            <text:p>All AS from AT - BMG - Bundesministerium f. Gesundheit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347" calcext:value-type="float">
            <text:p>34347</text:p>
          </table:table-cell>
          <table:table-cell office:value-type="string" calcext:value-type="string">
            <text:p>All AS from AT - CITYNET-AT-AS - HALLAG Kommuna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Hall 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694" calcext:value-type="float">
            <text:p>34694</text:p>
          </table:table-cell>
          <table:table-cell office:value-type="string" calcext:value-type="string">
            <text:p>All AS from AT - STWW-AS - Stadtwerke Woergl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767" calcext:value-type="float">
            <text:p>34767</text:p>
          </table:table-cell>
          <table:table-cell office:value-type="string" calcext:value-type="string">
            <text:p>All AS from AT - STONERICH-AS - Otto M. Steinmann e.U.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unk intern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785" calcext:value-type="float">
            <text:p>34785</text:p>
          </table:table-cell>
          <table:table-cell office:value-type="string" calcext:value-type="string">
            <text:p>All AS from AT - STW-AS - Stadtwerke Klagenfurt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798" calcext:value-type="float">
            <text:p>34798</text:p>
          </table:table-cell>
          <table:table-cell office:value-type="string" calcext:value-type="string">
            <text:p>All AS from AT - willhaben - willhaben internet service GmbH &amp; Co K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883" calcext:value-type="float">
            <text:p>34883</text:p>
          </table:table-cell>
          <table:table-cell office:value-type="string" calcext:value-type="string">
            <text:p>All AS from AT - FH-JOANNEUM - FH JOANNEUM Gesellschaft 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964" calcext:value-type="float">
            <text:p>34964</text:p>
          </table:table-cell>
          <table:table-cell office:value-type="string" calcext:value-type="string">
            <text:p>All AS from AT - RIPE-AT-AS - Ripe-NetWorks e.U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literally just a guy; not to be confused with RIPE NCC at al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052" calcext:value-type="float">
            <text:p>35052</text:p>
          </table:table-cell>
          <table:table-cell office:value-type="string" calcext:value-type="string">
            <text:p>All AS from AT - AS_AT_TLD_SERVICES - ACONET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339" calcext:value-type="float">
            <text:p>35339</text:p>
          </table:table-cell>
          <table:table-cell office:value-type="string" calcext:value-type="string">
            <text:p>All AS from AT - CZ-AS - AtNOC GmbH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369" calcext:value-type="float">
            <text:p>35369</text:p>
          </table:table-cell>
          <table:table-cell office:value-type="string" calcext:value-type="string">
            <text:p>All AS from AT - LINZAG-TELEKOM-AS - LINZ STROM GAS WAERME GmbH fuer Energiedienstleistungen und Telekommunikation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370" calcext:value-type="float">
            <text:p>35370</text:p>
          </table:table-cell>
          <table:table-cell office:value-type="string" calcext:value-type="string">
            <text:p>All AS from AT - AINET-AS - Ainet Telekommunikations-Netzwerk Betrieb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492" calcext:value-type="float">
            <text:p>35492</text:p>
          </table:table-cell>
          <table:table-cell office:value-type="string" calcext:value-type="string">
            <text:p>All AS from AT - FUNKFEUER - FunkFeuer Wien - Verein zur Foerderung freier Netze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579" calcext:value-type="float">
            <text:p>35579</text:p>
          </table:table-cell>
          <table:table-cell office:value-type="string" calcext:value-type="string">
            <text:p>All AS from AT - KELAG1 - KELAG-Karntner Elektrizitats - Aktiengesellschaft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fib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609" calcext:value-type="float">
            <text:p>35609</text:p>
          </table:table-cell>
          <table:table-cell office:value-type="string" calcext:value-type="string">
            <text:p>All AS from AT - ITP-AT - Smart Force e.U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ontrolling systems as a servi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8955" calcext:value-type="float">
            <text:p>38955</text:p>
          </table:table-cell>
          <table:table-cell office:value-type="string" calcext:value-type="string">
            <text:p>All AS from AT - WORLD4YOU - World4You Internet Services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host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All AS from AT - TIROLERLANDESREGIERUNG-AS - DVT-Daten-Verarbeitung-Tirol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285" calcext:value-type="float">
            <text:p>39285</text:p>
          </table:table-cell>
          <table:table-cell office:value-type="string" calcext:value-type="string">
            <text:p>All AS from AT - GARTNER-AS - Gartner K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ansporta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409" calcext:value-type="float">
            <text:p>39409</text:p>
          </table:table-cell>
          <table:table-cell office:value-type="string" calcext:value-type="string">
            <text:p>All AS from AT - SWG-MyRootPW - Sebastian-Wilhelm Graf, AT</text:p>
          </table:table-cell>
          <table:table-cell office:value-type="float" office:value="268763136" calcext:value-type="float">
            <text:p>2687631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<text:a xlink:href="https://myroot.pw/" xlink:type="simple">https://myroot.pw/</text:a> - bare-metal hosting+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508" calcext:value-type="float">
            <text:p>39508</text:p>
          </table:table-cell>
          <table:table-cell office:value-type="string" calcext:value-type="string">
            <text:p>All AS from AT - C07-AS - AXIANS ICT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555" calcext:value-type="float">
            <text:p>39555</text:p>
          </table:table-cell>
          <table:table-cell office:value-type="string" calcext:value-type="string">
            <text:p>All AS from AT - STW-SCHWAZ-AS - Stadtwerke Schwaz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560" calcext:value-type="float">
            <text:p>39560</text:p>
          </table:table-cell>
          <table:table-cell office:value-type="string" calcext:value-type="string">
            <text:p>All AS from AT - KT-NET - KT-NET Communicatio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837" calcext:value-type="float">
            <text:p>39837</text:p>
          </table:table-cell>
          <table:table-cell office:value-type="string" calcext:value-type="string">
            <text:p>All AS from AT - MUR - mur.at - Verein zur Foerderung von Netzwerkkunst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onet für künstler oder s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878" calcext:value-type="float">
            <text:p>39878</text:p>
          </table:table-cell>
          <table:table-cell office:value-type="string" calcext:value-type="string">
            <text:p>All AS from AT - RAUTER-AS - Peter Rauter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39879" calcext:value-type="float">
            <text:p>39879</text:p>
          </table:table-cell>
          <table:table-cell office:value-type="string" calcext:value-type="string">
            <text:p>All AS from AT - SVC-AS - Sozialversicherungs-Chipkarten Betriebs- und Errichtungsgesellschaft m.b.H - SVC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eCard guys. don’t touch or it will fall apar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912" calcext:value-type="float">
            <text:p>39912</text:p>
          </table:table-cell>
          <table:table-cell office:value-type="string" calcext:value-type="string">
            <text:p>All AS from AT - i3B-AS - oja.at GmbH, AT</text:p>
          </table:table-cell>
          <table:table-cell office:value-type="float" office:value="12884901888" calcext:value-type="float">
            <text:p>1288490188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klagenfur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0980" calcext:value-type="float">
            <text:p>40980</text:p>
          </table:table-cell>
          <table:table-cell office:value-type="string" calcext:value-type="string">
            <text:p>All AS from AT - TELEMATICA - ANEXIA Internetdienstleistungs GmbH, AT</text:p>
          </table:table-cell>
          <table:table-cell office:value-type="float" office:value="393216" calcext:value-type="float">
            <text:p>39321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oftware, hosting, it services, internation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0994" calcext:value-type="float">
            <text:p>40994</text:p>
          </table:table-cell>
          <table:table-cell office:value-type="string" calcext:value-type="string">
            <text:p>All AS from AT - Alwyzon - Hohl IT e.U.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1437" calcext:value-type="float">
            <text:p>41437</text:p>
          </table:table-cell>
          <table:table-cell office:value-type="string" calcext:value-type="string">
            <text:p>All AS from AT - KNAPP-AS - KNAPP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„logistzics automation“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1817" calcext:value-type="float">
            <text:p>41817</text:p>
          </table:table-cell>
          <table:table-cell office:value-type="string" calcext:value-type="string">
            <text:p>All AS from AT - VFNK - Rocket NG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ot guy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All AS from AT - FERATEL-AS - feratel media technologies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as sind die schi cams die man auf orf immer sieh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061" calcext:value-type="float">
            <text:p>42061</text:p>
          </table:table-cell>
          <table:table-cell office:value-type="string" calcext:value-type="string">
            <text:p>All AS from AT - LINZAG-AS - LINZ STROM GAS WAERME GmbH fuer Energiedienstleistungen und Telekommunikation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hatten wir oben sch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354" calcext:value-type="float">
            <text:p>42354</text:p>
          </table:table-cell>
          <table:table-cell office:value-type="string" calcext:value-type="string">
            <text:p>All AS from AT - ANX-CUSTOMER - ANEXIA Internetdienstleistungs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hamma scho ghab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360" calcext:value-type="float">
            <text:p>42360</text:p>
          </table:table-cell>
          <table:table-cell office:value-type="string" calcext:value-type="string">
            <text:p>All AS from AT - SSP-EUROPE - ANEXIA Internetdienstleistungs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378" calcext:value-type="float">
            <text:p>42378</text:p>
          </table:table-cell>
          <table:table-cell office:value-type="string" calcext:value-type="string">
            <text:p>All AS from AT - RTR-AS - Rundfunk und Telekom Regulierungs-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388" calcext:value-type="float">
            <text:p>42388</text:p>
          </table:table-cell>
          <table:table-cell office:value-type="string" calcext:value-type="string">
            <text:p>All AS from AT - ANX-CLOUDDNS - ANEXIA Internetdienstleistungs GmbH, AT</text:p>
          </table:table-cell>
          <table:table-cell office:value-type="float" office:value="393216" calcext:value-type="float">
            <text:p>39321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ie scho wied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473" calcext:value-type="float">
            <text:p>42473</text:p>
          </table:table-cell>
          <table:table-cell office:value-type="string" calcext:value-type="string">
            <text:p>All AS from AT - AS-ANEXIA - ANEXIA Internetdienstleistungs GmbH, AT</text:p>
          </table:table-cell>
          <table:table-cell office:value-type="float" office:value="4319019008" calcext:value-type="float">
            <text:p>43190190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reichts dann man od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557" calcext:value-type="float">
            <text:p>42557</text:p>
          </table:table-cell>
          <table:table-cell office:value-type="string" calcext:value-type="string">
            <text:p>All AS from AT - Xidras - Xidra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omain guy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572" calcext:value-type="float">
            <text:p>42572</text:p>
          </table:table-cell>
          <table:table-cell office:value-type="string" calcext:value-type="string">
            <text:p>All AS from AT - ABATON-AS - abaton EDV-Dienstleistung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ing &amp; open sour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685" calcext:value-type="float">
            <text:p>42685</text:p>
          </table:table-cell>
          <table:table-cell office:value-type="string" calcext:value-type="string">
            <text:p>All AS from AT - BKA - Bundeskanzleramt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ehemals bast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858" calcext:value-type="float">
            <text:p>42858</text:p>
          </table:table-cell>
          <table:table-cell office:value-type="string" calcext:value-type="string">
            <text:p>All AS from AT - WeTi-AS - Limberger Handelsgesellschaft m.b.H.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ibre un s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882" calcext:value-type="float">
            <text:p>42882</text:p>
          </table:table-cell>
          <table:table-cell office:value-type="string" calcext:value-type="string">
            <text:p>All AS from AT - SYSUP-AT - SysUP O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ring et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3771" calcext:value-type="float">
            <text:p>43771</text:p>
          </table:table-cell>
          <table:table-cell office:value-type="string" calcext:value-type="string">
            <text:p>All AS from AT - MUKI-AS - MuKi Versicherungsverein auf Gegenseitigkeit VV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insurance with its own AS for <text:span text:style-name="T1">w</text:span>hat reason?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3957" calcext:value-type="float">
            <text:p>43957</text:p>
          </table:table-cell>
          <table:table-cell office:value-type="string" calcext:value-type="string">
            <text:p>All AS from AT - ASN-WNTNEWMEDIA - WNT Telecommunication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133" calcext:value-type="float">
            <text:p>44133</text:p>
          </table:table-cell>
          <table:table-cell office:value-type="string" calcext:value-type="string">
            <text:p>All AS from AT - IPAX-AS - IPAX GmbH, AT</text:p>
          </table:table-cell>
          <table:table-cell office:value-type="float" office:value="68719476736" calcext:value-type="float">
            <text:p>687194767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329" calcext:value-type="float">
            <text:p>44329</text:p>
          </table:table-cell>
          <table:table-cell office:value-type="string" calcext:value-type="string">
            <text:p>All AS from AT - NTS-AS - NTS Netzwerk Telekom Service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etwork / DC/ Security – huge worldwi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385" calcext:value-type="float">
            <text:p>44385</text:p>
          </table:table-cell>
          <table:table-cell office:value-type="string" calcext:value-type="string">
            <text:p>All AS from AT - NA-NET-AS - NA-NET Communication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telco</text:p>
          </table:table-cell>
          <table:table-cell office:value-type="string" calcext:value-type="string">
            <text:p>internet provider in the wine fourthe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399" calcext:value-type="float">
            <text:p>44399</text:p>
          </table:table-cell>
          <table:table-cell office:value-type="string" calcext:value-type="string">
            <text:p>All AS from AT - FHOOE-AS - FH OOe Studienbetrieb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ci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453" calcext:value-type="float">
            <text:p>44453</text:p>
          </table:table-cell>
          <table:table-cell office:value-type="string" calcext:value-type="string">
            <text:p>All AS from AT - internex-as - interneX GmbH, AT</text:p>
          </table:table-cell>
          <table:table-cell office:value-type="float" office:value="536870912" calcext:value-type="float">
            <text:p>536870912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462" calcext:value-type="float">
            <text:p>44462</text:p>
          </table:table-cell>
          <table:table-cell office:value-type="string" calcext:value-type="string">
            <text:p>All AS from AT - muerznet-AS - Stadtwerke Muerzzuschlag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753" calcext:value-type="float">
            <text:p>44753</text:p>
          </table:table-cell>
          <table:table-cell office:value-type="string" calcext:value-type="string">
            <text:p>All AS from AT - BACHER-AS - Bacher Systems EDV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assic it consulting (no software) … it SEE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865" calcext:value-type="float">
            <text:p>44865</text:p>
          </table:table-cell>
          <table:table-cell office:value-type="string" calcext:value-type="string">
            <text:p>All AS from AT - DERSTANDARD-AS - STANDARD Verlagsgesellschaft m.b.H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ewspap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132" calcext:value-type="float">
            <text:p>47132</text:p>
          </table:table-cell>
          <table:table-cell office:value-type="string" calcext:value-type="string">
            <text:p>All AS from AT - INNONET-AS - Innonet ICT-Services GmbH, AT</text:p>
          </table:table-cell>
          <table:table-cell office:value-type="float" office:value="68719542272" calcext:value-type="float">
            <text:p>68719542272</text:p>
          </table:table-cell>
          <table:table-cell office:value-type="string" calcext:value-type="string">
            <text:p>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All AS from AT - AS-ANX - ANEXIA Internetdienstleistungs GmbH, AT</text:p>
          </table:table-cell>
          <table:table-cell office:value-type="float" office:value="196608" calcext:value-type="float">
            <text:p>1966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ie viele ASNs kann man brauchen. oid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251" calcext:value-type="float">
            <text:p>47251</text:p>
          </table:table-cell>
          <table:table-cell office:value-type="string" calcext:value-type="string">
            <text:p>All AS from AT - VLBGIT-AS - Fabian Friesenecker trading as VLBGIT Friesenecker e.U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local non-profit services for amateur radio communit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373" calcext:value-type="float">
            <text:p>47373</text:p>
          </table:table-cell>
          <table:table-cell office:value-type="string" calcext:value-type="string">
            <text:p>All AS from AT - GETZNER-AS - Getzner Werkstoff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vibration-reduction material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477" calcext:value-type="float">
            <text:p>47477</text:p>
          </table:table-cell>
          <table:table-cell office:value-type="string" calcext:value-type="string">
            <text:p>All AS from AT - REWEA-AS - REWE International Dienstleistungs GmbH, AT</text:p>
          </table:table-cell>
          <table:table-cell office:value-type="float" office:value="8590327808" calcext:value-type="float">
            <text:p>859032780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upermarket chai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515" calcext:value-type="float">
            <text:p>47515</text:p>
          </table:table-cell>
          <table:table-cell office:value-type="string" calcext:value-type="string">
            <text:p>All AS from AT - BMI-GOVIX - Bundesministerium fuer Inneres, Sektion IV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576" calcext:value-type="float">
            <text:p>47576</text:p>
          </table:table-cell>
          <table:table-cell office:value-type="string" calcext:value-type="string">
            <text:p>All AS from AT - NETZWARE-AS - Netzware Handels- und IT-Dienstleistungs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/ all-in-one it consult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692" calcext:value-type="float">
            <text:p>47692</text:p>
          </table:table-cell>
          <table:table-cell office:value-type="string" calcext:value-type="string">
            <text:p>All AS from AT - NESSUS - Nessus GmbH, AT</text:p>
          </table:table-cell>
          <table:table-cell office:value-type="float" office:value="34360066048" calcext:value-type="float">
            <text:p>34360066048</text:p>
          </table:table-cell>
          <table:table-cell office:value-type="string" calcext:value-type="string">
            <text:p>telco</text:p>
          </table:table-cell>
          <table:table-cell office:value-type="string" calcext:value-type="string">
            <text:p>wireless &amp; fibre internet; data cent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8151" calcext:value-type="float">
            <text:p>48151</text:p>
          </table:table-cell>
          <table:table-cell office:value-type="string" calcext:value-type="string">
            <text:p>All AS from AT - REDBULL-AS - Red Bull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nergy drinks and sports sponsor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All AS from AT - RRZ_Sued_AS - Raiffeisen Rechenzentru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8362" calcext:value-type="float">
            <text:p>48362</text:p>
          </table:table-cell>
          <table:table-cell office:value-type="string" calcext:value-type="string">
            <text:p>All AS from AT - TKSWF-AS - Stadtwerke Feldkirc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8943" calcext:value-type="float">
            <text:p>48943</text:p>
          </table:table-cell>
          <table:table-cell office:value-type="string" calcext:value-type="string">
            <text:p>All AS from AT - KAPPERNET - KAPPER NETWORK-COMMUNICATIONS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telco</text:p>
          </table:table-cell>
          <table:table-cell office:value-type="string" calcext:value-type="string">
            <text:p>internet, data cent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014" calcext:value-type="float">
            <text:p>49014</text:p>
          </table:table-cell>
          <table:table-cell office:value-type="string" calcext:value-type="string">
            <text:p>All AS from AT - WKO-AS - Wirtschaftskammer Oesterreic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home of business. it was invented he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322" calcext:value-type="float">
            <text:p>49322</text:p>
          </table:table-cell>
          <table:table-cell office:value-type="string" calcext:value-type="string">
            <text:p>All AS from AT - VIM-AS - ViM Internetdienstleistunge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domain guys + webhost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432" calcext:value-type="float">
            <text:p>49432</text:p>
          </table:table-cell>
          <table:table-cell office:value-type="string" calcext:value-type="string">
            <text:p>All AS from AT - SCHALLERT-AS - Dominic Schallert trading as schallert.com e.U.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yste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488" calcext:value-type="float">
            <text:p>49488</text:p>
          </table:table-cell>
          <table:table-cell office:value-type="string" calcext:value-type="string">
            <text:p>All AS from AT - AS_AT_TLD_SERVICES - nic.at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domain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808" calcext:value-type="float">
            <text:p>49808</text:p>
          </table:table-cell>
          <table:table-cell office:value-type="string" calcext:value-type="string">
            <text:p>All AS from AT - POWERSPEED-AS - Energie AG Oberoesterreich Telekom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864" calcext:value-type="float">
            <text:p>49864</text:p>
          </table:table-cell>
          <table:table-cell office:value-type="string" calcext:value-type="string">
            <text:p>All AS from AT - ECSNET-AS - ECS Rockenschaub GmbH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ibre &amp; wirel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0180" calcext:value-type="float">
            <text:p>50180</text:p>
          </table:table-cell>
          <table:table-cell office:value-type="string" calcext:value-type="string">
            <text:p>All AS from AT - MED-EL-AS - Med-El Elektromedizinische Geraete GmbH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hearing aid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All AS from AT - NETCOMPANY1-AS - NETcompany Internet Provider - NC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0782" calcext:value-type="float">
            <text:p>50782</text:p>
          </table:table-cell>
          <table:table-cell office:value-type="string" calcext:value-type="string">
            <text:p>All AS from AT - COSYS - COSYS DATA GmbH, AT</text:p>
          </table:table-cell>
          <table:table-cell office:value-type="float" office:value="103079215104" calcext:value-type="float">
            <text:p>103079215104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066" calcext:value-type="float">
            <text:p>51066</text:p>
          </table:table-cell>
          <table:table-cell office:value-type="string" calcext:value-type="string">
            <text:p>All AS from AT - AUSTROCONTROL-AS - Austro Control Oesterreichische Gesellschaft fuer Zivilluftfahrt mit beschraenkter Haftun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avia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184" calcext:value-type="float">
            <text:p>51184</text:p>
          </table:table-cell>
          <table:table-cell office:value-type="string" calcext:value-type="string">
            <text:p>All AS from AT - FONIRA - Fonira Telekom GmbH, AT</text:p>
          </table:table-cell>
          <table:table-cell office:value-type="float" office:value="111669936128" calcext:value-type="float">
            <text:p>111669936128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265" calcext:value-type="float">
            <text:p>51265</text:p>
          </table:table-cell>
          <table:table-cell office:value-type="string" calcext:value-type="string">
            <text:p>All AS from AT - MASSRESPONSE-AS2 - Mass Response Servic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ua. spus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350" calcext:value-type="float">
            <text:p>51350</text:p>
          </table:table-cell>
          <table:table-cell office:value-type="string" calcext:value-type="string">
            <text:p>All AS from AT - TECHNIKUM-WIEN-AS - Fachhochschule Technikum Wien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413" calcext:value-type="float">
            <text:p>51413</text:p>
          </table:table-cell>
          <table:table-cell office:value-type="string" calcext:value-type="string">
            <text:p>All AS from AT - WK-KAERNTEN - Wirtschaftskammer Kaernten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lso inventors of business itsel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454" calcext:value-type="float">
            <text:p>51454</text:p>
          </table:table-cell>
          <table:table-cell office:value-type="string" calcext:value-type="string">
            <text:p>All AS from AT - CRIF-AS - CRIF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end-to-end … looks like sa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560" calcext:value-type="float">
            <text:p>51560</text:p>
          </table:table-cell>
          <table:table-cell office:value-type="string" calcext:value-type="string">
            <text:p>All AS from AT - GRESCHITZ - Greschitz Managemen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curit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658" calcext:value-type="float">
            <text:p>51658</text:p>
          </table:table-cell>
          <table:table-cell office:value-type="string" calcext:value-type="string">
            <text:p>All AS from AT - LUCESEM-AS - Patrick Janesch trading as Lucesem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dv end-to-end klagenfur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890" calcext:value-type="float">
            <text:p>51890</text:p>
          </table:table-cell>
          <table:table-cell office:value-type="string" calcext:value-type="string">
            <text:p>All AS from AT - MAYR-MELNHOF - MM Servic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cart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6672" calcext:value-type="float">
            <text:p>56672</text:p>
          </table:table-cell>
          <table:table-cell office:value-type="string" calcext:value-type="string">
            <text:p>All AS from AT - ENERGIEAG-AT-AS - Energie AG Oberoesterreich Teleko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6963" calcext:value-type="float">
            <text:p>56963</text:p>
          </table:table-cell>
          <table:table-cell office:value-type="string" calcext:value-type="string">
            <text:p>All AS from AT - SKIDATA-AG-AS - Skidata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parking garages, ski stuff, et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7057" calcext:value-type="float">
            <text:p>57057</text:p>
          </table:table-cell>
          <table:table-cell office:value-type="string" calcext:value-type="string">
            <text:p>All AS from AT - AVALON-AS - AVALON Computersystem Ges.m.b.H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ohne telc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7169" calcext:value-type="float">
            <text:p>57169</text:p>
          </table:table-cell>
          <table:table-cell office:value-type="string" calcext:value-type="string">
            <text:p>All AS from AT - EDIS-AS-EU - EDIS GmbH, AT</text:p>
          </table:table-cell>
          <table:table-cell office:value-type="float" office:value="786432" calcext:value-type="float">
            <text:p>786432</text:p>
          </table:table-cell>
          <table:table-cell office:value-type="string" calcext:value-type="string">
            <text:p>host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7470" calcext:value-type="float">
            <text:p>57470</text:p>
          </table:table-cell>
          <table:table-cell office:value-type="string" calcext:value-type="string">
            <text:p>All AS from AT - Dragon - Erik Herburger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yste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7763" calcext:value-type="float">
            <text:p>57763</text:p>
          </table:table-cell>
          <table:table-cell office:value-type="string" calcext:value-type="string">
            <text:p>All AS from AT - SELFNET-AS - SelfNet Internet Ges.m.b.H., AT</text:p>
          </table:table-cell>
          <table:table-cell office:value-type="float" office:value="42949869568" calcext:value-type="float">
            <text:p>429498695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dsl &amp; domai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7878" calcext:value-type="float">
            <text:p>57878</text:p>
          </table:table-cell>
          <table:table-cell office:value-type="string" calcext:value-type="string">
            <text:p>All AS from AT - Prager-IT - Prager Connect GmbH, AT</text:p>
          </table:table-cell>
          <table:table-cell office:value-type="float" office:value="231937015808" calcext:value-type="float">
            <text:p>2319370158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rver hosting + lir or so; internaltiona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All AS from AT - CSONET - CSO.net Internet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domains, webhost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9456" calcext:value-type="float">
            <text:p>59456</text:p>
          </table:table-cell>
          <table:table-cell office:value-type="string" calcext:value-type="string">
            <text:p>All AS from AT - CLOUDBROKERS-AS - Cloud-Brokers IT-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mystery; no websi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9779" calcext:value-type="float">
            <text:p>59779</text:p>
          </table:table-cell>
          <table:table-cell office:value-type="string" calcext:value-type="string">
            <text:p>All AS from AT - IXOLIT-AS - IXOPAY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payment services</text:p>
          </table:table-cell>
          <table:table-cell table:number-columns-repeated="16378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59789" calcext:value-type="float">
            <text:p>59789</text:p>
          </table:table-cell>
          <table:table-cell office:value-type="string" calcext:value-type="string">
            <text:p>All AS from AT - atcismogmbh - CISMO Clearing Integrated Services and Market Operations Gmb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services for power grid people =?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9890" calcext:value-type="float">
            <text:p>59890</text:p>
          </table:table-cell>
          <table:table-cell office:value-type="string" calcext:value-type="string">
            <text:p>All AS from AT - Kabel-TV-Lampert - Kabel-TV Lampert GmbH &amp; Co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9909" calcext:value-type="float">
            <text:p>59909</text:p>
          </table:table-cell>
          <table:table-cell office:value-type="string" calcext:value-type="string">
            <text:p>All AS from AT - TELE-TEC-AS - Tele-Tec GmbH, AT</text:p>
          </table:table-cell>
          <table:table-cell office:value-type="float" office:value="107374182400" calcext:value-type="float">
            <text:p>107374182400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voip oder s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0517" calcext:value-type="float">
            <text:p>60517</text:p>
          </table:table-cell>
          <table:table-cell office:value-type="string" calcext:value-type="string">
            <text:p>All AS from AT - AS-CABLEVISION - Noehmer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0587" calcext:value-type="float">
            <text:p>60587</text:p>
          </table:table-cell>
          <table:table-cell office:value-type="string" calcext:value-type="string">
            <text:p>All AS from AT - XINON-CARRIER-AS - XINON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0823" calcext:value-type="float">
            <text:p>60823</text:p>
          </table:table-cell>
          <table:table-cell office:value-type="string" calcext:value-type="string">
            <text:p>All AS from AT - IFORCE - IForce I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managed host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1155" calcext:value-type="float">
            <text:p>61155</text:p>
          </table:table-cell>
          <table:table-cell office:value-type="string" calcext:value-type="string">
            <text:p>All AS from AT - CUBIT-AS - CUBiT IT Solution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linux / open source manag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1201" calcext:value-type="float">
            <text:p>61201</text:p>
          </table:table-cell>
          <table:table-cell office:value-type="string" calcext:value-type="string">
            <text:p>All AS from AT - HTBLA-KLU-AS - Hohere technische Bundeslehranstalt Klagenfurt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1438" calcext:value-type="float">
            <text:p>61438</text:p>
          </table:table-cell>
          <table:table-cell office:value-type="string" calcext:value-type="string">
            <text:p>All AS from AT - IP-IT-AS - ip-it consul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research onl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149" calcext:value-type="float">
            <text:p>62149</text:p>
          </table:table-cell>
          <table:table-cell office:value-type="string" calcext:value-type="string">
            <text:p>All AS from AT - KTVGERLOS-AS - Verein Kabel-TV Gerlos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seems to be a local verein for kabel-tv ..<text:a xlink:href="https://tirolatlas.uibk.ac.at/topics/privacy/index.py/details?id=8330229" xlink:type="simple">https://tirolatlas.uibk.ac.at/topics/privacy/index.py/details?id=8330229</text:a>.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156" calcext:value-type="float">
            <text:p>62156</text:p>
          </table:table-cell>
          <table:table-cell office:value-type="string" calcext:value-type="string">
            <text:p>All AS from AT - HXS - HXS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/managed</text:p>
          </table:table-cell>
          <table:table-cell table:number-columns-repeated="16378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2239" calcext:value-type="float">
            <text:p>62239</text:p>
          </table:table-cell>
          <table:table-cell office:value-type="string" calcext:value-type="string">
            <text:p>All AS from AT - Plan-B - Next Layer Telekommunikationsdienstleistungs- und Beratung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ou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363" calcext:value-type="float">
            <text:p>62363</text:p>
          </table:table-cell>
          <table:table-cell office:value-type="string" calcext:value-type="string">
            <text:p>All AS from AT - EGW-AS - Ertl &amp; Gross GmbH &amp; Co O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and it servic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373" calcext:value-type="float">
            <text:p>62373</text:p>
          </table:table-cell>
          <table:table-cell office:value-type="string" calcext:value-type="string">
            <text:p>All AS from AT - SINGERL-AS - futurenet.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391" calcext:value-type="float">
            <text:p>62391</text:p>
          </table:table-cell>
          <table:table-cell office:value-type="string" calcext:value-type="string">
            <text:p>All AS from AT - COMM-IT - Comm-IT EDV Dienstleistungs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eh ois</text:p>
          </table:table-cell>
          <table:table-cell table:number-columns-repeated="16378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64457" calcext:value-type="float">
            <text:p>64457</text:p>
          </table:table-cell>
          <table:table-cell office:value-type="string" calcext:value-type="string">
            <text:p>All AS from AT - MATTLAB-AS - Matteo Fruhwald, AT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just a guy; name matches a US hosting company ?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7634" calcext:value-type="float">
            <text:p>197634</text:p>
          </table:table-cell>
          <table:table-cell office:value-type="string" calcext:value-type="string">
            <text:p>All AS from AT - ALECH - Alec Hoefler, AT</text:p>
          </table:table-cell>
          <table:table-cell office:value-type="float" office:value="272629760" calcext:value-type="float">
            <text:p>2726297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8jrg hawara ?! https://alech.cc/home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7917" calcext:value-type="float">
            <text:p>197917</text:p>
          </table:table-cell>
          <table:table-cell office:value-type="string" calcext:value-type="string">
            <text:p>All AS from AT - EWF - Elektrizitaetswerke Frastanz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7964" calcext:value-type="float">
            <text:p>197964</text:p>
          </table:table-cell>
          <table:table-cell office:value-type="string" calcext:value-type="string">
            <text:p>All AS from AT - BLUMNET - Julius Blum GmbH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öbelbeschläg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7999" calcext:value-type="float">
            <text:p>197999</text:p>
          </table:table-cell>
          <table:table-cell office:value-type="string" calcext:value-type="string">
            <text:p>All AS from AT - klarinet-as - Michael Gamsjaeger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bstständiger it hawar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8211" calcext:value-type="float">
            <text:p>198211</text:p>
          </table:table-cell>
          <table:table-cell office:value-type="string" calcext:value-type="string">
            <text:p>All AS from AT - EGGER-AS - Martin Reinberger trading as FRITZ EGGER GmbH &amp; Co. O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öbe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8638" calcext:value-type="float">
            <text:p>198638</text:p>
          </table:table-cell>
          <table:table-cell office:value-type="string" calcext:value-type="string">
            <text:p>All AS from AT - flexbit-at-as - Juergen Baching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8650" calcext:value-type="float">
            <text:p>198650</text:p>
          </table:table-cell>
          <table:table-cell office:value-type="string" calcext:value-type="string">
            <text:p>All AS from AT - ACAT-AS - APPLIED CHEMICALS Handels-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chemiewarenhande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8656" calcext:value-type="float">
            <text:p>198656</text:p>
          </table:table-cell>
          <table:table-cell office:value-type="string" calcext:value-type="string">
            <text:p>All AS from AT - MUEHLBOECK-AT-AS - MUEHLBOECK Holztrocknungsanlagen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8950" calcext:value-type="float">
            <text:p>198950</text:p>
          </table:table-cell>
          <table:table-cell office:value-type="string" calcext:value-type="string">
            <text:p>All AS from AT - OAB-AF - Telenet System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  <table:table-cell table:number-columns-repeated="16378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199015" calcext:value-type="float">
            <text:p>199015</text:p>
          </table:table-cell>
          <table:table-cell office:value-type="string" calcext:value-type="string">
            <text:p>All AS from AT - FREQUENTIS-AS - Frequentis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aviation, but also defence, public safet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9159" calcext:value-type="float">
            <text:p>199159</text:p>
          </table:table-cell>
          <table:table-cell office:value-type="string" calcext:value-type="string">
            <text:p>All AS from AT - DATASIX - ANEXIA Internetdienstleistungs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IE VIELE NOC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9216" calcext:value-type="float">
            <text:p>199216</text:p>
          </table:table-cell>
          <table:table-cell office:value-type="string" calcext:value-type="string">
            <text:p>All AS from AT - COMPASS-AS - Compass-Verlag GmbH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medi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9236" calcext:value-type="float">
            <text:p>199236</text:p>
          </table:table-cell>
          <table:table-cell office:value-type="string" calcext:value-type="string">
            <text:p>All AS from AT - EMARSYS-AS - EMARSYS eMarketing System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026" calcext:value-type="float">
            <text:p>200026</text:p>
          </table:table-cell>
          <table:table-cell office:value-type="string" calcext:value-type="string">
            <text:p>All AS from AT - SJON-AS - Ortswaerme St. Johann in Tiro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is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273" calcext:value-type="float">
            <text:p>200273</text:p>
          </table:table-cell>
          <table:table-cell office:value-type="string" calcext:value-type="string">
            <text:p>All AS from AT - pNET - Peter Kowalsky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maybe+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727" calcext:value-type="float">
            <text:p>200727</text:p>
          </table:table-cell>
          <table:table-cell office:value-type="string" calcext:value-type="string">
            <text:p>All AS from AT - KBRINN - Kommunalbetriebe Rin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is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849" calcext:value-type="float">
            <text:p>200849</text:p>
          </table:table-cell>
          <table:table-cell office:value-type="string" calcext:value-type="string">
            <text:p>All AS from AT - fassma_net-AS - Martin Fassl trading as fassma.net e.U., AT</text:p>
          </table:table-cell>
          <table:table-cell office:value-type="float" office:value="1376256" calcext:value-type="float">
            <text:p>137625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unkintern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970" calcext:value-type="float">
            <text:p>200970</text:p>
          </table:table-cell>
          <table:table-cell office:value-type="string" calcext:value-type="string">
            <text:p>All AS from AT - RIEPERT - Riepert Informationstechnologi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ghlasfaser,s ass, eh oi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986" calcext:value-type="float">
            <text:p>200986</text:p>
          </table:table-cell>
          <table:table-cell office:value-type="string" calcext:value-type="string">
            <text:p>All AS from AT - SWAROVSKITOURISM-AS - D Swarovski Tourism Service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ins hat wohl ned gereicht go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239" calcext:value-type="float">
            <text:p>201239</text:p>
          </table:table-cell>
          <table:table-cell office:value-type="string" calcext:value-type="string">
            <text:p>All AS from AT - Logispin-AS - Logispin Austria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ourismus oder s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240" calcext:value-type="float">
            <text:p>201240</text:p>
          </table:table-cell>
          <table:table-cell office:value-type="string" calcext:value-type="string">
            <text:p>All AS from AT - OpenIoT - Rocket NG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och ei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248" calcext:value-type="float">
            <text:p>201248</text:p>
          </table:table-cell>
          <table:table-cell office:value-type="string" calcext:value-type="string">
            <text:p>All AS from AT - SCC-AS - SCC EDV-Beratung A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P guy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470" calcext:value-type="float">
            <text:p>201470</text:p>
          </table:table-cell>
          <table:table-cell office:value-type="string" calcext:value-type="string">
            <text:p>All AS from AT - CITYNET-AT-2-AS - HALLAG Kommuna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telco</text:p>
          </table:table-cell>
          <table:table-cell office:value-type="string" calcext:value-type="string">
            <text:p>Haqll 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612" calcext:value-type="float">
            <text:p>201612</text:p>
          </table:table-cell>
          <table:table-cell office:value-type="string" calcext:value-type="string">
            <text:p>All AS from AT - NICAT-MINICAST-AS - nic.at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domain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760" calcext:value-type="float">
            <text:p>201760</text:p>
          </table:table-cell>
          <table:table-cell office:value-type="string" calcext:value-type="string">
            <text:p>All AS from AT - ANDREAS-AS - Andreas Pleschutzni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p-elektroinstallationen .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516" calcext:value-type="float">
            <text:p>202516</text:p>
          </table:table-cell>
          <table:table-cell office:value-type="string" calcext:value-type="string">
            <text:p>All AS from AT - web-crossing - web-crossing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h ois in innsbru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559" calcext:value-type="float">
            <text:p>202559</text:p>
          </table:table-cell>
          <table:table-cell office:value-type="string" calcext:value-type="string">
            <text:p>All AS from AT - MATT-AS - Matteo Fruhwald, AT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616" calcext:value-type="float">
            <text:p>202616</text:p>
          </table:table-cell>
          <table:table-cell office:value-type="string" calcext:value-type="string">
            <text:p>All AS from AT - WE-FTTH-AS - Wien Energie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FT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718" calcext:value-type="float">
            <text:p>202718</text:p>
          </table:table-cell>
          <table:table-cell office:value-type="string" calcext:value-type="string">
            <text:p>All AS from AT - sigmacloud - sigmavista it consulting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io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745" calcext:value-type="float">
            <text:p>202745</text:p>
          </table:table-cell>
          <table:table-cell office:value-type="string" calcext:value-type="string">
            <text:p>All AS from AT - linkedin - LinkedIn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928" calcext:value-type="float">
            <text:p>202928</text:p>
          </table:table-cell>
          <table:table-cell office:value-type="string" calcext:value-type="string">
            <text:p>All AS from AT - Z-IX-AS - Armin Fisslthaler, AT</text:p>
          </table:table-cell>
          <table:table-cell office:value-type="float" office:value="1114112" calcext:value-type="float">
            <text:p>11141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 guy; conova adj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3358" calcext:value-type="float">
            <text:p>203358</text:p>
          </table:table-cell>
          <table:table-cell office:value-type="string" calcext:value-type="string">
            <text:p>All AS from AT - INCOS-Stueckler - Guenther Stueckler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t dienstleister, eU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3541" calcext:value-type="float">
            <text:p>203541</text:p>
          </table:table-cell>
          <table:table-cell office:value-type="string" calcext:value-type="string">
            <text:p>All AS from AT - ATKTVPILLERSEE - Kabelfernsehen Pillerse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081" calcext:value-type="float">
            <text:p>204081</text:p>
          </table:table-cell>
          <table:table-cell office:value-type="string" calcext:value-type="string">
            <text:p>All AS from AT - imendo - IMENDO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ata anlystics BI uisw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136" calcext:value-type="float">
            <text:p>204136</text:p>
          </table:table-cell>
          <table:table-cell office:value-type="string" calcext:value-type="string">
            <text:p>All AS from AT - SILENT-GHOST-AS - Kevin Holly trading as Silent Ghost e.U.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operating opennic dns et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410" calcext:value-type="float">
            <text:p>204410</text:p>
          </table:table-cell>
          <table:table-cell office:value-type="string" calcext:value-type="string">
            <text:p>All AS from AT - feistritzwerke-steweag - Feistritzwerke-STEWEAG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419" calcext:value-type="float">
            <text:p>204419</text:p>
          </table:table-cell>
          <table:table-cell office:value-type="string" calcext:value-type="string">
            <text:p>All AS from AT - ITNS - IT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business intern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560" calcext:value-type="float">
            <text:p>204560</text:p>
          </table:table-cell>
          <table:table-cell office:value-type="string" calcext:value-type="string">
            <text:p>All AS from AT - LENZEDER-AS - Lenzeder Gesellschaft m.b.H &amp; Co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lektro geschäft mit breitbandtarifen ?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659" calcext:value-type="float">
            <text:p>204659</text:p>
          </table:table-cell>
          <table:table-cell office:value-type="string" calcext:value-type="string">
            <text:p>All AS from AT - ANLX-AS - Antares-NetlogiX Netzwerkberatung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etzwerkbeartung für unternehem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202" calcext:value-type="float">
            <text:p>205202</text:p>
          </table:table-cell>
          <table:table-cell office:value-type="string" calcext:value-type="string">
            <text:p>All AS from AT - CLOUDFLIGHT - Cloudflight Austria GmbH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ho di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243" calcext:value-type="float">
            <text:p>205243</text:p>
          </table:table-cell>
          <table:table-cell office:value-type="string" calcext:value-type="string">
            <text:p>All AS from AT - CLOUDNOW-AS - CloudNow GmbH, AT</text:p>
          </table:table-cell>
          <table:table-cell office:value-type="float" office:value="103079215104" calcext:value-type="float">
            <text:p>103079215104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guy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584" calcext:value-type="float">
            <text:p>205584</text:p>
          </table:table-cell>
          <table:table-cell office:value-type="string" calcext:value-type="string">
            <text:p>All AS from AT - CASHPOINT-AS - CASHPOINT Solution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etting website</text:p>
          </table:table-cell>
          <table:table-cell table:number-columns-repeated="16378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5600" calcext:value-type="float">
            <text:p>205600</text:p>
          </table:table-cell>
          <table:table-cell office:value-type="string" calcext:value-type="string">
            <text:p>All AS from AT - ARGONET-AS - ArgoNE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funknetz sprachkomm, notfallkomm … wirkt kritisc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728" calcext:value-type="float">
            <text:p>205728</text:p>
          </table:table-cell>
          <table:table-cell office:value-type="string" calcext:value-type="string">
            <text:p>All AS from AT - at-cf-it - AVAFIN I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loans or s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965" calcext:value-type="float">
            <text:p>205965</text:p>
          </table:table-cell>
          <table:table-cell office:value-type="string" calcext:value-type="string">
            <text:p>All AS from AT - Jason-Ruhittel - Jason Ruhittel, AT</text:p>
          </table:table-cell>
          <table:table-cell office:value-type="float" office:value="38600704" calcext:value-type="float">
            <text:p>3860070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 gu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989" calcext:value-type="float">
            <text:p>205989</text:p>
          </table:table-cell>
          <table:table-cell office:value-type="string" calcext:value-type="string">
            <text:p>All AS from AT - RELAXT - relaxt Webdienstleistungsagentur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eb agentur aber myster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021" calcext:value-type="float">
            <text:p>206021</text:p>
          </table:table-cell>
          <table:table-cell office:value-type="string" calcext:value-type="string">
            <text:p>All AS from AT - WKSTMK - Wirtschaftskammer Steiermark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y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055" calcext:value-type="float">
            <text:p>206055</text:p>
          </table:table-cell>
          <table:table-cell office:value-type="string" calcext:value-type="string">
            <text:p>All AS from AT - Specure - Specure GmbH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128" calcext:value-type="float">
            <text:p>206128</text:p>
          </table:table-cell>
          <table:table-cell office:value-type="string" calcext:value-type="string">
            <text:p>All AS from AT - Dioezesane-IT - Dioezese Linz - Katholische Kirche in Oberoesterreic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hurc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159" calcext:value-type="float">
            <text:p>206159</text:p>
          </table:table-cell>
          <table:table-cell office:value-type="string" calcext:value-type="string">
            <text:p>All AS from AT - VAO-AS - Verkehrsauskunft Oesterreich VAO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228" calcext:value-type="float">
            <text:p>206228</text:p>
          </table:table-cell>
          <table:table-cell office:value-type="string" calcext:value-type="string">
            <text:p>All AS from AT - ANDRITZ01 - Andritz AG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eh ois produk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298" calcext:value-type="float">
            <text:p>206298</text:p>
          </table:table-cell>
          <table:table-cell office:value-type="string" calcext:value-type="string">
            <text:p>All AS from AT - RKM-AS - RKM Regional Kabel TV Moelltal und Telekommunikation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672" calcext:value-type="float">
            <text:p>206672</text:p>
          </table:table-cell>
          <table:table-cell office:value-type="string" calcext:value-type="string">
            <text:p>All AS from AT - Logispin-AS - Logispin Austria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nother tourismu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021" calcext:value-type="float">
            <text:p>207021</text:p>
          </table:table-cell>
          <table:table-cell office:value-type="string" calcext:value-type="string">
            <text:p>All AS from AT - RCODEZERO-ANYCAST-SEC2 - ipcom GmbH, AT</text:p>
          </table:table-cell>
          <table:table-cell office:value-type="float" office:value="720896" calcext:value-type="float">
            <text:p>72089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services for TLD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203" calcext:value-type="float">
            <text:p>207203</text:p>
          </table:table-cell>
          <table:table-cell office:value-type="string" calcext:value-type="string">
            <text:p>All AS from AT - TIMEWARP-AS - TIMEWARP IT Consulting GmbH, AT</text:p>
          </table:table-cell>
          <table:table-cell office:value-type="float" office:value="68719476736" calcext:value-type="float">
            <text:p>687194767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cloud / it infra / col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299" calcext:value-type="float">
            <text:p>207299</text:p>
          </table:table-cell>
          <table:table-cell office:value-type="string" calcext:value-type="string">
            <text:p>All AS from AT - PETOE - Michael Petoe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426" calcext:value-type="float">
            <text:p>207426</text:p>
          </table:table-cell>
          <table:table-cell office:value-type="string" calcext:value-type="string">
            <text:p>All AS from AT - GSS - GSS Media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yst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760" calcext:value-type="float">
            <text:p>207760</text:p>
          </table:table-cell>
          <table:table-cell office:value-type="string" calcext:value-type="string">
            <text:p>All AS from AT - AS_INTICHAR - Mag. phil. Lorenz Inticha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791" calcext:value-type="float">
            <text:p>207791</text:p>
          </table:table-cell>
          <table:table-cell office:value-type="string" calcext:value-type="string">
            <text:p>All AS from AT - NTBS-AS - NTB SOLUTIONS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t für nota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869" calcext:value-type="float">
            <text:p>207869</text:p>
          </table:table-cell>
          <table:table-cell office:value-type="string" calcext:value-type="string">
            <text:p>All AS from AT - GANZRUND-AT-AS - GANZRUND Informatik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manage hosting / webentw / ecommer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962" calcext:value-type="float">
            <text:p>207962</text:p>
          </table:table-cell>
          <table:table-cell office:value-type="string" calcext:value-type="string">
            <text:p>All AS from AT - AS5586 - Kroell Bernhard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giganet.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094" calcext:value-type="float">
            <text:p>208094</text:p>
          </table:table-cell>
          <table:table-cell office:value-type="string" calcext:value-type="string">
            <text:p>All AS from AT - EDV-SCHERER - Christoph Scherer trading as EDV-SCHER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U hardware reparatur usw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185" calcext:value-type="float">
            <text:p>208185</text:p>
          </table:table-cell>
          <table:table-cell office:value-type="string" calcext:value-type="string">
            <text:p>All AS from AT - HKS-AS - Mathias Muehlbacher, AT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kl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245" calcext:value-type="float">
            <text:p>208245</text:p>
          </table:table-cell>
          <table:table-cell office:value-type="string" calcext:value-type="string">
            <text:p>All AS from AT - BECHTLE-AT - Bechtle Austria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it servic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315" calcext:value-type="float">
            <text:p>208315</text:p>
          </table:table-cell>
          <table:table-cell office:value-type="string" calcext:value-type="string">
            <text:p>All AS from AT - frauscher - Frauscher Sensor Technology Group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323" calcext:value-type="float">
            <text:p>208323</text:p>
          </table:table-cell>
          <table:table-cell office:value-type="string" calcext:value-type="string">
            <text:p>All AS from AT - APPLIEDPRIVACY-AS - Foundation for Applied Privacy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privacy services for publi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419" calcext:value-type="float">
            <text:p>208419</text:p>
          </table:table-cell>
          <table:table-cell office:value-type="string" calcext:value-type="string">
            <text:p>All AS from AT - EISENBERGER - E+H Rechtsanwaelt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aw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441" calcext:value-type="float">
            <text:p>208441</text:p>
          </table:table-cell>
          <table:table-cell office:value-type="string" calcext:value-type="string">
            <text:p>All AS from AT - LAND-SALZBURG-AS - Amt der Salzburger Landesregierun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689" calcext:value-type="float">
            <text:p>208689</text:p>
          </table:table-cell>
          <table:table-cell office:value-type="string" calcext:value-type="string">
            <text:p>All AS from AT - HELLOLY - helloly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table:number-columns-repeated="16379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08740" calcext:value-type="float">
            <text:p>208740</text:p>
          </table:table-cell>
          <table:table-cell office:value-type="string" calcext:value-type="string">
            <text:p>All AS from AT - AT-BMEIA - Bundesministerium fuer europaeische und internationale Angelegenheiten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defen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794" calcext:value-type="float">
            <text:p>208794</text:p>
          </table:table-cell>
          <table:table-cell office:value-type="string" calcext:value-type="string">
            <text:p>All AS from AT - BRANDST-AS - Wolfgang Michael Brandstaetter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?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9050" calcext:value-type="float">
            <text:p>209050</text:p>
          </table:table-cell>
          <table:table-cell office:value-type="string" calcext:value-type="string">
            <text:p>All AS from AT - DIGIMAGICAL - Digimagical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ing, also for resa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9934" calcext:value-type="float">
            <text:p>209934</text:p>
          </table:table-cell>
          <table:table-cell office:value-type="string" calcext:value-type="string">
            <text:p>All AS from AT - ZLINE - WIERER GmbH &amp; Co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lektrik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305" calcext:value-type="float">
            <text:p>210305</text:p>
          </table:table-cell>
          <table:table-cell office:value-type="string" calcext:value-type="string">
            <text:p>All AS from AT - ARTNER-AS - Erwin Artn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  <table:table-cell table:number-columns-repeated="16378"/>
        </table:table-row>
        <table:table-row table:style-name="ro1" table:visibility="filter">
          <table:table-cell office:value-type="string" calcext:value-type="string">
            <text:p>AT</text:p>
          </table:table-cell>
          <table:table-cell office:value-type="float" office:value="210543" calcext:value-type="float">
            <text:p>210543</text:p>
          </table:table-cell>
          <table:table-cell office:value-type="string" calcext:value-type="string">
            <text:p>All AS from AT - KAGES - Steiermaerkische Krankenanstaltengesellschaft 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heal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623" calcext:value-type="float">
            <text:p>210623</text:p>
          </table:table-cell>
          <table:table-cell office:value-type="string" calcext:value-type="string">
            <text:p>All AS from AT - NOBAQ - Nikolaus Hammler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626" calcext:value-type="float">
            <text:p>210626</text:p>
          </table:table-cell>
          <table:table-cell office:value-type="string" calcext:value-type="string">
            <text:p>All AS from AT - LIPICER-AS - Lipicer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kabel tv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775" calcext:value-type="float">
            <text:p>210775</text:p>
          </table:table-cell>
          <table:table-cell office:value-type="string" calcext:value-type="string">
            <text:p>All AS from AT - niceshops - Niceshops GmbH, AT</text:p>
          </table:table-cell>
          <table:table-cell office:value-type="float" office:value="393216" calcext:value-type="float">
            <text:p>39321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online shops – own &amp; as a servic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863" calcext:value-type="float">
            <text:p>210863</text:p>
          </table:table-cell>
          <table:table-cell office:value-type="string" calcext:value-type="string">
            <text:p>All AS from AT - VELARTIS - Velarti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private clou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918" calcext:value-type="float">
            <text:p>210918</text:p>
          </table:table-cell>
          <table:table-cell office:value-type="string" calcext:value-type="string">
            <text:p>All AS from AT - KERNSTOCK - Patrik Kernstock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ttps://patrik.kernstock.net/homelab/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947" calcext:value-type="float">
            <text:p>210947</text:p>
          </table:table-cell>
          <table:table-cell office:value-type="string" calcext:value-type="string">
            <text:p>All AS from AT - ZUGSPITZNET-AS - ZugspitzNe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internet / tv / telef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060" calcext:value-type="float">
            <text:p>211060</text:p>
          </table:table-cell>
          <table:table-cell office:value-type="string" calcext:value-type="string">
            <text:p>All AS from AT - VERKEHRSVERBUND-OST-REGION - VERKEHRSVERBUND OST REGION (VOR) GES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ansporta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071" calcext:value-type="float">
            <text:p>211071</text:p>
          </table:table-cell>
          <table:table-cell office:value-type="string" calcext:value-type="string">
            <text:p>All AS from AT - BAHA-AS - bah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ews aggregat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099" calcext:value-type="float">
            <text:p>211099</text:p>
          </table:table-cell>
          <table:table-cell office:value-type="string" calcext:value-type="string">
            <text:p>All AS from AT - MDRI-AS - Raiffeisen Informatik GmbH &amp; Co KG, AT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bank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151" calcext:value-type="float">
            <text:p>211151</text:p>
          </table:table-cell>
          <table:table-cell office:value-type="string" calcext:value-type="string">
            <text:p>All AS from AT - STRAUSS-AS - Markus Strauss, AT</text:p>
          </table:table-cell>
          <table:table-cell office:value-type="float" office:value="67174400" calcext:value-type="float">
            <text:p>6717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196" calcext:value-type="float">
            <text:p>211196</text:p>
          </table:table-cell>
          <table:table-cell office:value-type="string" calcext:value-type="string">
            <text:p>All AS from AT - MTEL-AS - Mtel Austria GmbH, AT</text:p>
          </table:table-cell>
          <table:table-cell office:value-type="float" office:value="67371008" calcext:value-type="float">
            <text:p>6737100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nternet / handy / tv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510" calcext:value-type="float">
            <text:p>211510</text:p>
          </table:table-cell>
          <table:table-cell office:value-type="string" calcext:value-type="string">
            <text:p>All AS from AT - RDI-AT - Roman Franz Dissauer trading as RDI Solutions e.U.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teleon / internet / telefonanlag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582" calcext:value-type="float">
            <text:p>211582</text:p>
          </table:table-cell>
          <table:table-cell office:value-type="string" calcext:value-type="string">
            <text:p>All AS from AT - ecomDATA-AS - ecomDATA GmbH, AT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managed stu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629" calcext:value-type="float">
            <text:p>211629</text:p>
          </table:table-cell>
          <table:table-cell office:value-type="string" calcext:value-type="string">
            <text:p>All AS from AT - WOB-AS - WOB Beteiligung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vestmen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666" calcext:value-type="float">
            <text:p>211666</text:p>
          </table:table-cell>
          <table:table-cell office:value-type="string" calcext:value-type="string">
            <text:p>All AS from AT - EBSWIEN-AS - ebswien klaeranlage &amp; tierservice Ges.m.b.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kläranlage literall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763" calcext:value-type="float">
            <text:p>211763</text:p>
          </table:table-cell>
          <table:table-cell office:value-type="string" calcext:value-type="string">
            <text:p>All AS from AT - CPS-IT - CPS - IT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rechenzentru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131" calcext:value-type="float">
            <text:p>212131</text:p>
          </table:table-cell>
          <table:table-cell office:value-type="string" calcext:value-type="string">
            <text:p>All AS from AT - ASPSMEDIA - PSMEDIA LTD&amp;Co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iber intern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640" calcext:value-type="float">
            <text:p>212640</text:p>
          </table:table-cell>
          <table:table-cell office:value-type="string" calcext:value-type="string">
            <text:p>All AS from AT - NEO-IT-AS - neo-i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704" calcext:value-type="float">
            <text:p>212704</text:p>
          </table:table-cell>
          <table:table-cell office:value-type="string" calcext:value-type="string">
            <text:p>All AS from AT - AS-DXLD - Daniel Groeber, AT</text:p>
          </table:table-cell>
          <table:table-cell office:value-type="float" office:value="1114112" calcext:value-type="float">
            <text:p>11141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ackerspace in innsbruck (it syndikat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774" calcext:value-type="float">
            <text:p>212774</text:p>
          </table:table-cell>
          <table:table-cell office:value-type="string" calcext:value-type="string">
            <text:p>All AS from AT - ASMEINL - Meinl Internet Commerce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tually julius mein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796" calcext:value-type="float">
            <text:p>212796</text:p>
          </table:table-cell>
          <table:table-cell office:value-type="string" calcext:value-type="string">
            <text:p>All AS from AT - SmartFiber-AS - SmartFiber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813" calcext:value-type="float">
            <text:p>212813</text:p>
          </table:table-cell>
          <table:table-cell office:value-type="string" calcext:value-type="string">
            <text:p>All AS from AT - Lindner - Lindner-Recyclingtech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recycl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828" calcext:value-type="float">
            <text:p>212828</text:p>
          </table:table-cell>
          <table:table-cell office:value-type="string" calcext:value-type="string">
            <text:p>All AS from AT - TWOPEAKS - Tom Hatzer trading as twopeaks digital e.U., AT</text:p>
          </table:table-cell>
          <table:table-cell office:value-type="float" office:value="33816576" calcext:value-type="float">
            <text:p>3381657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evops / cloud <text:s/>stu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3080" calcext:value-type="float">
            <text:p>213080</text:p>
          </table:table-cell>
          <table:table-cell office:value-type="string" calcext:value-type="string">
            <text:p>All AS from AT - GESPAG - Oberoesterreichische Gesundheitsholding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5788" calcext:value-type="float">
            <text:p>215788</text:p>
          </table:table-cell>
          <table:table-cell office:value-type="string" calcext:value-type="string">
            <text:p>All AS from AT - MADH - Dohnal Markus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et / sec / clou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6258" calcext:value-type="float">
            <text:p>216258</text:p>
          </table:table-cell>
          <table:table-cell office:value-type="string" calcext:value-type="string">
            <text:p>All AS from AT - eox-faster - EOX IT Services GmbH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 or sth. big data stu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6369" calcext:value-type="float">
            <text:p>216369</text:p>
          </table:table-cell>
          <table:table-cell office:value-type="string" calcext:value-type="string">
            <text:p>All AS from AT - jkdev - Jakob Kampichler, AT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6441" calcext:value-type="float">
            <text:p>216441</text:p>
          </table:table-cell>
          <table:table-cell office:value-type="string" calcext:value-type="string">
            <text:p>All AS from AT - PLABS - Jakob Riepl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inly a guy; tuw space te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6457" calcext:value-type="float">
            <text:p>216457</text:p>
          </table:table-cell>
          <table:table-cell office:value-type="string" calcext:value-type="string">
            <text:p>All AS from AT - IPK - Patrick Kaltenboeck trading as IPK IT-Solutions e.U., AT</text:p>
          </table:table-cell>
          <table:table-cell office:value-type="float" office:value="196608" calcext:value-type="float">
            <text:p>1966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oftware guy</text:p>
          </table:table-cell>
          <table:table-cell table:number-columns-repeated="16378"/>
        </table:table-row>
        <table:table-row table:style-name="ro1" table:number-rows-repeated="10482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all_austrian_as.A1:all_austrian_as.F290" table:display-filter-buttons="true">
          <table:filter>
            <table:filter-and>
              <table:filter-condition table:value="aviation" table:operator="=" table:field-number="4">
                <table:filter-set-item table:value="aviation"/>
                <table:filter-set-item table:value="banking"/>
                <table:filter-set-item table:value="big-telco"/>
                <table:filter-set-item table:value="business"/>
                <table:filter-set-item table:value="domains"/>
                <table:filter-set-item table:value="government"/>
                <table:filter-set-item table:value="hosting"/>
                <table:filter-set-item table:value="it services"/>
                <table:filter-set-item table:value="local-telco"/>
                <table:filter-set-item table:value="manufacturing"/>
                <table:filter-set-item table:value="media"/>
                <table:filter-set-item table:value="other"/>
                <table:filter-set-item table:value="power grid"/>
                <table:filter-set-item table:value="science"/>
                <table:filter-set-item table:value="small-telco"/>
                <table:filter-set-item table:value="telco"/>
                <table:filter-set-item table:value="transportatio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4T23:37:16.150025141</dc:date>
    <meta:editing-duration>PT8H6M23S</meta:editing-duration>
    <meta:editing-cycles>236</meta:editing-cycles>
    <meta:generator>LibreOffice/7.6.3.2$Linux_X86_64 LibreOffice_project/60$Build-2</meta:generator>
    <meta:document-statistic meta:table-count="1" meta:cell-count="1645" meta:object-count="0"/>
  </office:meta>
</office:document-meta>
</file>